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73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filename</text:p>
          </table:table-cell>
          <table:table-cell office:value-type="string">
            <text:p>header size</text:p>
          </table:table-cell>
          <table:table-cell office:value-type="string">
            <text:p>data bytes/s</text:p>
          </table:table-cell>
          <table:table-cell office:value-type="string">
            <text:p>bytes/sweep</text:p>
          </table:table-cell>
          <table:table-cell office:value-type="string">
            <text:p>data bytes/poin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0000">
            <text:p>510000</text:p>
          </table:table-cell>
          <table:table-cell office:value-type="string">
            <text:p>bore28-ch3-1_0-um-da-d</text:p>
          </table:table-cell>
          <table:table-cell office:value-type="float" office:value="10000">
            <text:p>10000</text:p>
          </table:table-cell>
          <table:table-cell table:formula="of:=([.B2]-[.D2])/[.A2]" office:value-type="float" office:value="20000">
            <text:p>20000</text:p>
          </table:table-cell>
          <table:table-cell table:formula="of:=[.E2]/10" office:value-type="float" office:value="2000">
            <text:p>2000</text:p>
          </table:table-cell>
          <table:table-cell table:formula="of:=[.F2]/1000" office:value-type="float" office:value="2">
            <text:p>2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2000">
            <text:p>12000</text:p>
          </table:table-cell>
          <table:table-cell office:value-type="string">
            <text:p>data-0_5</text:p>
          </table:table-cell>
          <table:table-cell office:value-type="float" office:value="10000">
            <text:p>10000</text:p>
          </table:table-cell>
          <table:table-cell table:formula="of:=([.B3]-[.D3])/[.A3]" office:value-type="float" office:value="20000">
            <text:p>20000</text:p>
          </table:table-cell>
          <table:table-cell table:formula="of:=[.E3]/10" office:value-type="float" office:value="2000">
            <text:p>2000</text:p>
          </table:table-cell>
          <table:table-cell table:formula="of:=[.F3]/1000"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10000">
            <text:p>610000</text:p>
          </table:table-cell>
          <table:table-cell office:value-type="string">
            <text:p>s30sdata-cage</text:p>
          </table:table-cell>
          <table:table-cell office:value-type="float" office:value="10000">
            <text:p>10000</text:p>
          </table:table-cell>
          <table:table-cell table:formula="of:=([.B4]-[.D4])/[.A4]" office:value-type="float" office:value="20000">
            <text:p>20000</text:p>
          </table:table-cell>
          <table:table-cell table:formula="of:=[.E4]/10" office:value-type="float" office:value="2000">
            <text:p>2000</text:p>
          </table:table-cell>
          <table:table-cell table:formula="of:=[.F4]/1000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00">
            <text:p>110000</text:p>
          </table:table-cell>
          <table:table-cell office:value-type="string">
            <text:p>s52sdata</text:p>
          </table:table-cell>
          <table:table-cell office:value-type="float" office:value="10000">
            <text:p>10000</text:p>
          </table:table-cell>
          <table:table-cell table:formula="of:=([.B5]-[.D5])/[.A5]" office:value-type="float" office:value="20000">
            <text:p>20000</text:p>
          </table:table-cell>
          <table:table-cell table:formula="of:=[.E5]/10" office:value-type="float" office:value="2000">
            <text:p>2000</text:p>
          </table:table-cell>
          <table:table-cell table:formula="of:=[.F5]/1000" office:value-type="float" office:value="2">
            <text:p>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10000">
            <text:p>1210000</text:p>
          </table:table-cell>
          <table:table-cell office:value-type="string">
            <text:p>s60sdata</text:p>
          </table:table-cell>
          <table:table-cell office:value-type="float" office:value="10000">
            <text:p>10000</text:p>
          </table:table-cell>
          <table:table-cell table:formula="of:=([.B6]-[.D6])/[.A6]" office:value-type="float" office:value="20000">
            <text:p>20000</text:p>
          </table:table-cell>
          <table:table-cell table:formula="of:=[.E6]/10" office:value-type="float" office:value="2000">
            <text:p>2000</text:p>
          </table:table-cell>
          <table:table-cell table:formula="of:=[.F6]/1000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000">
            <text:p>190000</text:p>
          </table:table-cell>
          <table:table-cell office:value-type="string">
            <text:p>s9sdata</text:p>
          </table:table-cell>
          <table:table-cell office:value-type="float" office:value="10000">
            <text:p>10000</text:p>
          </table:table-cell>
          <table:table-cell table:formula="of:=([.B7]-[.D7])/[.A7]" office:value-type="float" office:value="20000">
            <text:p>20000</text:p>
          </table:table-cell>
          <table:table-cell table:formula="of:=[.E7]/10" office:value-type="float" office:value="2000">
            <text:p>2000</text:p>
          </table:table-cell>
          <table:table-cell table:formula="of:=[.F7]/1000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">
            <text:p>50000</text:p>
          </table:table-cell>
          <table:table-cell office:value-type="string">
            <text:p>sm2sdata</text:p>
          </table:table-cell>
          <table:table-cell office:value-type="float" office:value="10000">
            <text:p>10000</text:p>
          </table:table-cell>
          <table:table-cell table:formula="of:=([.B8]-[.D8])/[.A8]" office:value-type="float" office:value="20000">
            <text:p>20000</text:p>
          </table:table-cell>
          <table:table-cell table:formula="of:=[.E8]/10" office:value-type="float" office:value="2000">
            <text:p>2000</text:p>
          </table:table-cell>
          <table:table-cell table:formula="of:=[.F8]/1000"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string">
            <text:p>smdata</text:p>
          </table:table-cell>
          <table:table-cell office:value-type="float" office:value="10000">
            <text:p>10000</text:p>
          </table:table-cell>
          <table:table-cell table:formula="of:=([.B9]-[.D9])/[.A9]" office:value-type="float" office:value="20000">
            <text:p>20000</text:p>
          </table:table-cell>
          <table:table-cell table:formula="of:=[.E9]/10" office:value-type="float" office:value="2000">
            <text:p>2000</text:p>
          </table:table-cell>
          <table:table-cell table:formula="of:=[.F9]/1000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">
            <text:p>50000</text:p>
          </table:table-cell>
          <table:table-cell office:value-type="string">
            <text:p>smlkl2sdata</text:p>
          </table:table-cell>
          <table:table-cell office:value-type="float" office:value="10000">
            <text:p>10000</text:p>
          </table:table-cell>
          <table:table-cell table:formula="of:=([.B10]-[.D10])/[.A10]" office:value-type="float" office:value="20000">
            <text:p>20000</text:p>
          </table:table-cell>
          <table:table-cell table:formula="of:=[.E10]/10" office:value-type="float" office:value="2000">
            <text:p>2000</text:p>
          </table:table-cell>
          <table:table-cell table:formula="of:=[.F10]/1000" office:value-type="float" office:value="2">
            <text:p>2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12000">
            <text:p>12000</text:p>
          </table:table-cell>
          <table:table-cell office:value-type="string">
            <text:p>supersmdata</text:p>
          </table:table-cell>
          <table:table-cell office:value-type="float" office:value="10000">
            <text:p>10000</text:p>
          </table:table-cell>
          <table:table-cell table:formula="of:=([.B11]-[.D11])/[.A11]" office:value-type="float" office:value="20000">
            <text:p>20000</text:p>
          </table:table-cell>
          <table:table-cell table:formula="of:=[.E11]/10" office:value-type="float" office:value="2000">
            <text:p>2000</text:p>
          </table:table-cell>
          <table:table-cell table:formula="of:=[.F11]/1000" office:value-type="float" office:value="2">
            <text:p>2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>
            <text:p>nan,</text:p>
          </table:table-cell>
          <table:table-cell office:value-type="string">
            <text:p>1.96695328e-06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47713852e-06,</text:p>
          </table:table-cell>
          <table:table-cell office:value-type="string">
            <text:p>1.87158585e-05,</text:p>
          </table:table-cell>
          <table:table-cell office:value-type="string">
            <text:p>2.84910202e-05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02331352e-05,</text:p>
          </table:table-cell>
          <table:table-cell office:value-type="string">
            <text:p>5.54919243e-05,</text:p>
          </table:table-cell>
          <table:table-cell office:value-type="string">
            <text:p>7.14063644e-05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80360603e-05,</text:p>
          </table:table-cell>
          <table:table-cell office:value-type="string">
            <text:p>1.05500221e-04,</text:p>
          </table:table-cell>
          <table:table-cell office:value-type="string">
            <text:p>1.19388103e-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53303146e-04,</text:p>
          </table:table-cell>
          <table:table-cell office:value-type="string">
            <text:p>1.91092491e-04,</text:p>
          </table:table-cell>
          <table:table-cell office:value-type="string">
            <text:p>2.27928162e-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84194946e-04,</text:p>
          </table:table-cell>
          <table:table-cell office:value-type="string">
            <text:p>3.48567963e-04,</text:p>
          </table:table-cell>
          <table:table-cell office:value-type="string">
            <text:p>4.05311584e-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69923019e-04,</text:p>
          </table:table-cell>
          <table:table-cell office:value-type="string">
            <text:p>5.74111938e-04,</text:p>
          </table:table-cell>
          <table:table-cell office:value-type="string">
            <text:p>6.91413879e-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02516937e-04,</text:p>
          </table:table-cell>
          <table:table-cell office:value-type="string">
            <text:p>8.81195068e-04,</text:p>
          </table:table-cell>
          <table:table-cell office:value-type="string">
            <text:p>9.72270966e-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7301941e-03,</text:p>
          </table:table-cell>
          <table:table-cell office:value-type="string">
            <text:p>1.37805939e-03,</text:p>
          </table:table-cell>
          <table:table-cell office:value-type="string">
            <text:p>1.55639648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72996521e-03,</text:p>
          </table:table-cell>
          <table:table-cell office:value-type="string">
            <text:p>1.83582306e-03,</text:p>
          </table:table-cell>
          <table:table-cell office:value-type="string">
            <text:p>2.00271606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30216980e-03,</text:p>
          </table:table-cell>
          <table:table-cell office:value-type="string">
            <text:p>2.58255005e-03,</text:p>
          </table:table-cell>
          <table:table-cell office:value-type="string">
            <text:p>2.82669067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07273865e-03,</text:p>
          </table:table-cell>
          <table:table-cell office:value-type="string">
            <text:p>3.20053101e-03,</text:p>
          </table:table-cell>
          <table:table-cell office:value-type="string">
            <text:p>3.45230103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68881226e-03,</text:p>
          </table:table-cell>
          <table:table-cell office:value-type="string">
            <text:p>3.95584106e-03,</text:p>
          </table:table-cell>
          <table:table-cell office:value-type="string">
            <text:p>4.39453125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62722778e-03,</text:p>
          </table:table-cell>
          <table:table-cell office:value-type="string">
            <text:p>4.95529175e-03,</text:p>
          </table:table-cell>
          <table:table-cell office:value-type="string">
            <text:p>5.35583496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.70678711e-03,</text:p>
          </table:table-cell>
          <table:table-cell office:value-type="string">
            <text:p>6.04248047e-03,</text:p>
          </table:table-cell>
          <table:table-cell office:value-type="string">
            <text:p>6.36291504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6.44302368e-03,</text:p>
          </table:table-cell>
          <table:table-cell office:value-type="string">
            <text:p>6.75582886e-03,</text:p>
          </table:table-cell>
          <table:table-cell office:value-type="string">
            <text:p>7.14111328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7.49969482e-03,</text:p>
          </table:table-cell>
          <table:table-cell office:value-type="string">
            <text:p>7.87353516e-03,</text:p>
          </table:table-cell>
          <table:table-cell office:value-type="string">
            <text:p>8.49151611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94927979e-03,</text:p>
          </table:table-cell>
          <table:table-cell office:value-type="string">
            <text:p>9.05609131e-03,</text:p>
          </table:table-cell>
          <table:table-cell office:value-type="string">
            <text:p>9.71221924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2462769e-02,</text:p>
          </table:table-cell>
          <table:table-cell office:value-type="string">
            <text:p>1.07803345e-02,</text:p>
          </table:table-cell>
          <table:table-cell office:value-type="string">
            <text:p>1.12838745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8255615e-02,</text:p>
          </table:table-cell>
          <table:table-cell office:value-type="string">
            <text:p>1.17797852e-02,</text:p>
          </table:table-cell>
          <table:table-cell office:value-type="string">
            <text:p>1.2382507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30538940e-02,</text:p>
          </table:table-cell>
          <table:table-cell office:value-type="string">
            <text:p>1.36718750e-02,</text:p>
          </table:table-cell>
          <table:table-cell office:value-type="string">
            <text:p>1.4183044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46255493e-02,</text:p>
          </table:table-cell>
          <table:table-cell office:value-type="string">
            <text:p>1.45721436e-02,</text:p>
          </table:table-cell>
          <table:table-cell office:value-type="string">
            <text:p>1.5129089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56097412e-02,</text:p>
          </table:table-cell>
          <table:table-cell office:value-type="string">
            <text:p>1.64947510e-02,</text:p>
          </table:table-cell>
          <table:table-cell office:value-type="string">
            <text:p>1.7333984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82189941e-02,</text:p>
          </table:table-cell>
          <table:table-cell office:value-type="string">
            <text:p>1.78985596e-02,</text:p>
          </table:table-cell>
          <table:table-cell office:value-type="string">
            <text:p>1.8981933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01721191e-02,</text:p>
          </table:table-cell>
          <table:table-cell office:value-type="string">
            <text:p>2.13317871e-02,</text:p>
          </table:table-cell>
          <table:table-cell office:value-type="string">
            <text:p>2.2262573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31323242e-02,</text:p>
          </table:table-cell>
          <table:table-cell office:value-type="string">
            <text:p>2.28424072e-02,</text:p>
          </table:table-cell>
          <table:table-cell office:value-type="string">
            <text:p>2.3849487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47344971e-02,</text:p>
          </table:table-cell>
          <table:table-cell office:value-type="string">
            <text:p>2.56195068e-02,</text:p>
          </table:table-cell>
          <table:table-cell office:value-type="string">
            <text:p>2.6382446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71911621e-02,</text:p>
          </table:table-cell>
          <table:table-cell office:value-type="string">
            <text:p>2.70233154e-02,</text:p>
          </table:table-cell>
          <table:table-cell office:value-type="string">
            <text:p>2.8076171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90679932e-02,</text:p>
          </table:table-cell>
          <table:table-cell office:value-type="string">
            <text:p>3.01055908e-02,</text:p>
          </table:table-cell>
          <table:table-cell office:value-type="string">
            <text:p>3.1021118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24401855e-02,</text:p>
          </table:table-cell>
          <table:table-cell office:value-type="string">
            <text:p>3.20129395e-02,</text:p>
          </table:table-cell>
          <table:table-cell office:value-type="string">
            <text:p>3.3905029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55224609e-02,</text:p>
          </table:table-cell>
          <table:table-cell office:value-type="string">
            <text:p>3.71398926e-02,</text:p>
          </table:table-cell>
          <table:table-cell office:value-type="string">
            <text:p>3.8513183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89099121e-02,</text:p>
          </table:table-cell>
          <table:table-cell office:value-type="string">
            <text:p>3.95202637e-02,</text:p>
          </table:table-cell>
          <table:table-cell office:value-type="string">
            <text:p>4.1351318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35180664e-02,</text:p>
          </table:table-cell>
          <table:table-cell office:value-type="string">
            <text:p>4.54711914e-02,</text:p>
          </table:table-cell>
          <table:table-cell office:value-type="string">
            <text:p>4.7027587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67224121e-02,</text:p>
          </table:table-cell>
          <table:table-cell office:value-type="string">
            <text:p>4.80346680e-02,</text:p>
          </table:table-cell>
          <table:table-cell office:value-type="string">
            <text:p>4.97131348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.10253906e-02,</text:p>
          </table:table-cell>
          <table:table-cell office:value-type="string">
            <text:p>5.22766113e-02,</text:p>
          </table:table-cell>
          <table:table-cell office:value-type="string">
            <text:p>5.3741455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.30395508e-02,</text:p>
          </table:table-cell>
          <table:table-cell office:value-type="string">
            <text:p>5.45654297e-02,</text:p>
          </table:table-cell>
          <table:table-cell office:value-type="string">
            <text:p>5.6396484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.82885742e-02,</text:p>
          </table:table-cell>
          <table:table-cell office:value-type="string">
            <text:p>5.99975586e-02,</text:p>
          </table:table-cell>
          <table:table-cell office:value-type="string">
            <text:p>6.1187744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6.06079102e-02,</text:p>
          </table:table-cell>
          <table:table-cell office:value-type="string">
            <text:p>6.21643066e-02,</text:p>
          </table:table-cell>
          <table:table-cell office:value-type="string">
            <text:p>6.4819335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6.73217773e-02,</text:p>
          </table:table-cell>
          <table:table-cell office:value-type="string">
            <text:p>6.98242188e-02,</text:p>
          </table:table-cell>
          <table:table-cell office:value-type="string">
            <text:p>7.1960449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6.99462891e-02,</text:p>
          </table:table-cell>
          <table:table-cell office:value-type="string">
            <text:p>7.26928711e-02,</text:p>
          </table:table-cell>
          <table:table-cell office:value-type="string">
            <text:p>7.6293945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7.97119141e-02,</text:p>
          </table:table-cell>
          <table:table-cell office:value-type="string">
            <text:p>8.22143555e-02,</text:p>
          </table:table-cell>
          <table:table-cell office:value-type="string">
            <text:p>8.4228515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27026367e-02,</text:p>
          </table:table-cell>
          <table:table-cell office:value-type="string">
            <text:p>8.39843750e-02,</text:p>
          </table:table-cell>
          <table:table-cell office:value-type="string">
            <text:p>8.6791992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91113281e-02,</text:p>
          </table:table-cell>
          <table:table-cell office:value-type="string">
            <text:p>9.05151367e-02,</text:p>
          </table:table-cell>
          <table:table-cell office:value-type="string">
            <text:p>9.2712402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41772461e-02,</text:p>
          </table:table-cell>
          <table:table-cell office:value-type="string">
            <text:p>9.19189453e-02,</text:p>
          </table:table-cell>
          <table:table-cell office:value-type="string">
            <text:p>9.4299316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72290039e-02,</text:p>
          </table:table-cell>
          <table:table-cell office:value-type="string">
            <text:p>9.99145508e-02,</text:p>
          </table:table-cell>
          <table:table-cell office:value-type="string">
            <text:p>1.02050781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3454590e-01,</text:p>
          </table:table-cell>
          <table:table-cell office:value-type="string">
            <text:p>1.00952148e-01,</text:p>
          </table:table-cell>
          <table:table-cell office:value-type="string">
            <text:p>1.01806641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4187012e-01,</text:p>
          </table:table-cell>
          <table:table-cell office:value-type="string">
            <text:p>1.05773926e-01,</text:p>
          </table:table-cell>
          <table:table-cell office:value-type="string">
            <text:p>1.07177734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8520508e-01,</text:p>
          </table:table-cell>
          <table:table-cell office:value-type="string">
            <text:p>1.08276367e-01,</text:p>
          </table:table-cell>
          <table:table-cell office:value-type="string">
            <text:p>1.07116699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9375000e-01,</text:p>
          </table:table-cell>
          <table:table-cell office:value-type="string">
            <text:p>1.11206055e-01,</text:p>
          </table:table-cell>
          <table:table-cell office:value-type="string">
            <text:p>1.13220215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4440918e-01,</text:p>
          </table:table-cell>
          <table:table-cell office:value-type="string">
            <text:p>1.14013672e-01,</text:p>
          </table:table-cell>
          <table:table-cell office:value-type="string">
            <text:p>1.11511230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3220215e-01,</text:p>
          </table:table-cell>
          <table:table-cell office:value-type="string">
            <text:p>1.14257812e-01,</text:p>
          </table:table-cell>
          <table:table-cell office:value-type="string">
            <text:p>1.14990234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5661621e-01,</text:p>
          </table:table-cell>
          <table:table-cell office:value-type="string">
            <text:p>1.14135742e-01,</text:p>
          </table:table-cell>
          <table:table-cell office:value-type="string">
            <text:p>1.13891602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5417480e-01,</text:p>
          </table:table-cell>
          <table:table-cell office:value-type="string">
            <text:p>1.16760254e-01,</text:p>
          </table:table-cell>
          <table:table-cell office:value-type="string">
            <text:p>1.18041992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8530273e-01,</text:p>
          </table:table-cell>
          <table:table-cell office:value-type="string">
            <text:p>1.15417480e-01,</text:p>
          </table:table-cell>
          <table:table-cell office:value-type="string">
            <text:p>1.16088867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7004395e-01,</text:p>
          </table:table-cell>
          <table:table-cell office:value-type="string">
            <text:p>1.17065430e-01,</text:p>
          </table:table-cell>
          <table:table-cell office:value-type="string">
            <text:p>1.16943359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7187500e-01,</text:p>
          </table:table-cell>
          <table:table-cell office:value-type="string">
            <text:p>1.12670898e-01,</text:p>
          </table:table-cell>
          <table:table-cell office:value-type="string">
            <text:p>1.13098145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4501953e-01,</text:p>
          </table:table-cell>
          <table:table-cell office:value-type="string">
            <text:p>1.15478516e-01,</text:p>
          </table:table-cell>
          <table:table-cell office:value-type="string">
            <text:p>1.16271973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5844727e-01,</text:p>
          </table:table-cell>
          <table:table-cell office:value-type="string">
            <text:p>1.11206055e-01,</text:p>
          </table:table-cell>
          <table:table-cell office:value-type="string">
            <text:p>1.11328125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1694336e-01,</text:p>
          </table:table-cell>
          <table:table-cell table:number-columns-repeated="2" office:value-type="string">
            <text:p>1.11450195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1267090e-01,</text:p>
          </table:table-cell>
          <table:table-cell office:value-type="string">
            <text:p>1.08276367e-01,</text:p>
          </table:table-cell>
          <table:table-cell office:value-type="string">
            <text:p>1.06567383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6994629e-01,</text:p>
          </table:table-cell>
          <table:table-cell office:value-type="string">
            <text:p>1.07482910e-01,</text:p>
          </table:table-cell>
          <table:table-cell office:value-type="string">
            <text:p>1.07604980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7238770e-01,</text:p>
          </table:table-cell>
          <table:table-cell office:value-type="string">
            <text:p>1.06140137e-01,</text:p>
          </table:table-cell>
          <table:table-cell office:value-type="string">
            <text:p>1.01013184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1013184e-01,</text:p>
          </table:table-cell>
          <table:table-cell office:value-type="string">
            <text:p>1.00769043e-01,</text:p>
          </table:table-cell>
          <table:table-cell office:value-type="string">
            <text:p>1.00280762e-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93652344e-02,</text:p>
          </table:table-cell>
          <table:table-cell office:value-type="string">
            <text:p>9.91821289e-02,</text:p>
          </table:table-cell>
          <table:table-cell office:value-type="string">
            <text:p>9.38110352e-02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9.39941406e-02,</text:p>
          </table:table-cell>
          <table:table-cell office:value-type="string">
            <text:p>9.4238281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36889648e-02,</text:p>
          </table:table-cell>
          <table:table-cell office:value-type="string">
            <text:p>9.28955078e-02,</text:p>
          </table:table-cell>
          <table:table-cell office:value-type="string">
            <text:p>8.7585449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69140625e-02,</text:p>
          </table:table-cell>
          <table:table-cell office:value-type="string">
            <text:p>8.65478516e-02,</text:p>
          </table:table-cell>
          <table:table-cell office:value-type="string">
            <text:p>8.6059570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50219727e-02,</text:p>
          </table:table-cell>
          <table:table-cell office:value-type="string">
            <text:p>8.39843750e-02,</text:p>
          </table:table-cell>
          <table:table-cell office:value-type="string">
            <text:p>7.92846680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7.89184570e-02,</text:p>
          </table:table-cell>
          <table:table-cell table:number-columns-repeated="2" office:value-type="string">
            <text:p>7.8857421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7.83691406e-02,</text:p>
          </table:table-cell>
          <table:table-cell office:value-type="string">
            <text:p>7.68432617e-02,</text:p>
          </table:table-cell>
          <table:table-cell office:value-type="string">
            <text:p>7.2692871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7.22656250e-02,</text:p>
          </table:table-cell>
          <table:table-cell office:value-type="string">
            <text:p>7.11059570e-02,</text:p>
          </table:table-cell>
          <table:table-cell office:value-type="string">
            <text:p>7.0007324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6.86035156e-02,</text:p>
          </table:table-cell>
          <table:table-cell office:value-type="string">
            <text:p>6.36596680e-02,</text:p>
          </table:table-cell>
          <table:table-cell office:value-type="string">
            <text:p>6.2988281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6.29272461e-02,</text:p>
          </table:table-cell>
          <table:table-cell office:value-type="string">
            <text:p>6.26831055e-02,</text:p>
          </table:table-cell>
          <table:table-cell office:value-type="string">
            <text:p>6.2347412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6.18896484e-02,</text:p>
          </table:table-cell>
          <table:table-cell office:value-type="string">
            <text:p>5.98449707e-02,</text:p>
          </table:table-cell>
          <table:table-cell office:value-type="string">
            <text:p>5.9417724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.91430664e-02,</text:p>
          </table:table-cell>
          <table:table-cell office:value-type="string">
            <text:p>5.84716797e-02,</text:p>
          </table:table-cell>
          <table:table-cell office:value-type="string">
            <text:p>5.80139160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.63354492e-02,</text:p>
          </table:table-cell>
          <table:table-cell office:value-type="string">
            <text:p>5.48706055e-02,</text:p>
          </table:table-cell>
          <table:table-cell office:value-type="string">
            <text:p>5.48095703e-02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5.48706055e-02,</text:p>
          </table:table-cell>
          <table:table-cell office:value-type="string">
            <text:p>5.46264648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.31616211e-02,</text:p>
          </table:table-cell>
          <table:table-cell office:value-type="string">
            <text:p>5.13305664e-02,</text:p>
          </table:table-cell>
          <table:table-cell office:value-type="string">
            <text:p>5.1025390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.08728027e-02,</text:p>
          </table:table-cell>
          <table:table-cell office:value-type="string">
            <text:p>5.03234863e-02,</text:p>
          </table:table-cell>
          <table:table-cell office:value-type="string">
            <text:p>5.00183105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84924316e-02,</text:p>
          </table:table-cell>
          <table:table-cell table:number-columns-repeated="2" office:value-type="string">
            <text:p>4.70581055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71801758e-02,</text:p>
          </table:table-cell>
          <table:table-cell office:value-type="string">
            <text:p>4.70886230e-02,</text:p>
          </table:table-cell>
          <table:table-cell office:value-type="string">
            <text:p>4.6783447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47998047e-02,</text:p>
          </table:table-cell>
          <table:table-cell office:value-type="string">
            <text:p>4.39147949e-02,</text:p>
          </table:table-cell>
          <table:table-cell office:value-type="string">
            <text:p>4.3884277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36096191e-02,</text:p>
          </table:table-cell>
          <table:table-cell office:value-type="string">
            <text:p>4.30297852e-02,</text:p>
          </table:table-cell>
          <table:table-cell office:value-type="string">
            <text:p>4.2510986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98864746e-02,</text:p>
          </table:table-cell>
          <table:table-cell office:value-type="string">
            <text:p>3.99169922e-02,</text:p>
          </table:table-cell>
          <table:table-cell office:value-type="string">
            <text:p>3.98254395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.00390625e-02,</text:p>
          </table:table-cell>
          <table:table-cell office:value-type="string">
            <text:p>3.98559570e-02,</text:p>
          </table:table-cell>
          <table:table-cell office:value-type="string">
            <text:p>3.95202637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71093750e-02,</text:p>
          </table:table-cell>
          <table:table-cell office:value-type="string">
            <text:p>3.70178223e-02,</text:p>
          </table:table-cell>
          <table:table-cell office:value-type="string">
            <text:p>3.6773681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62548828e-02,</text:p>
          </table:table-cell>
          <table:table-cell office:value-type="string">
            <text:p>3.58581543e-02,</text:p>
          </table:table-cell>
          <table:table-cell office:value-type="string">
            <text:p>3.5003662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30505371e-02,</text:p>
          </table:table-cell>
          <table:table-cell office:value-type="string">
            <text:p>3.30200195e-02,</text:p>
          </table:table-cell>
          <table:table-cell office:value-type="string">
            <text:p>3.31420898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33862305e-02,</text:p>
          </table:table-cell>
          <table:table-cell office:value-type="string">
            <text:p>3.30505371e-02,</text:p>
          </table:table-cell>
          <table:table-cell office:value-type="string">
            <text:p>3.13415527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07617188e-02,</text:p>
          </table:table-cell>
          <table:table-cell office:value-type="string">
            <text:p>3.07006836e-02,</text:p>
          </table:table-cell>
          <table:table-cell office:value-type="string">
            <text:p>3.0517578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03192139e-02,</text:p>
          </table:table-cell>
          <table:table-cell office:value-type="string">
            <text:p>3.00750732e-02,</text:p>
          </table:table-cell>
          <table:table-cell office:value-type="string">
            <text:p>2.8869628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87475586e-02,</text:p>
          </table:table-cell>
          <table:table-cell office:value-type="string">
            <text:p>2.88848877e-02,</text:p>
          </table:table-cell>
          <table:table-cell office:value-type="string">
            <text:p>2.8839111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87780762e-02,</text:p>
          </table:table-cell>
          <table:table-cell office:value-type="string">
            <text:p>2.85949707e-02,</text:p>
          </table:table-cell>
          <table:table-cell office:value-type="string">
            <text:p>2.75573730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72827148e-02,</text:p>
          </table:table-cell>
          <table:table-cell office:value-type="string">
            <text:p>2.72369385e-02,</text:p>
          </table:table-cell>
          <table:table-cell office:value-type="string">
            <text:p>2.71453857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69317627e-02,</text:p>
          </table:table-cell>
          <table:table-cell office:value-type="string">
            <text:p>2.67181396e-02,</text:p>
          </table:table-cell>
          <table:table-cell office:value-type="string">
            <text:p>2.5512695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51617432e-02,</text:p>
          </table:table-cell>
          <table:table-cell office:value-type="string">
            <text:p>2.52838135e-02,</text:p>
          </table:table-cell>
          <table:table-cell office:value-type="string">
            <text:p>2.54058838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54058838e-02,</text:p>
          </table:table-cell>
          <table:table-cell office:value-type="string">
            <text:p>2.52532959e-02,</text:p>
          </table:table-cell>
          <table:table-cell office:value-type="string">
            <text:p>2.4139404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36663818e-02,</text:p>
          </table:table-cell>
          <table:table-cell office:value-type="string">
            <text:p>2.36053467e-02,</text:p>
          </table:table-cell>
          <table:table-cell office:value-type="string">
            <text:p>2.3468017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33001709e-02,</text:p>
          </table:table-cell>
          <table:table-cell office:value-type="string">
            <text:p>2.31781006e-02,</text:p>
          </table:table-cell>
          <table:table-cell office:value-type="string">
            <text:p>2.22778320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17590332e-02,</text:p>
          </table:table-cell>
          <table:table-cell office:value-type="string">
            <text:p>2.18353271e-02,</text:p>
          </table:table-cell>
          <table:table-cell office:value-type="string">
            <text:p>2.1820068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18048096e-02,</text:p>
          </table:table-cell>
          <table:table-cell office:value-type="string">
            <text:p>2.16979980e-02,</text:p>
          </table:table-cell>
          <table:table-cell office:value-type="string">
            <text:p>2.10113525e-02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2.00195312e-02,</text:p>
          </table:table-cell>
          <table:table-cell office:value-type="string">
            <text:p>1.9973754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97601318e-02,</text:p>
          </table:table-cell>
          <table:table-cell office:value-type="string">
            <text:p>1.96075439e-02,</text:p>
          </table:table-cell>
          <table:table-cell office:value-type="string">
            <text:p>1.91192627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82800293e-02,</text:p>
          </table:table-cell>
          <table:table-cell office:value-type="string">
            <text:p>1.83258057e-02,</text:p>
          </table:table-cell>
          <table:table-cell office:value-type="string">
            <text:p>1.83410645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83410645e-02,</text:p>
          </table:table-cell>
          <table:table-cell office:value-type="string">
            <text:p>1.82952881e-02,</text:p>
          </table:table-cell>
          <table:table-cell office:value-type="string">
            <text:p>1.7715454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67846680e-02,</text:p>
          </table:table-cell>
          <table:table-cell office:value-type="string">
            <text:p>1.67999268e-02,</text:p>
          </table:table-cell>
          <table:table-cell office:value-type="string">
            <text:p>1.6754150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65405273e-02,</text:p>
          </table:table-cell>
          <table:table-cell office:value-type="string">
            <text:p>1.62658691e-02,</text:p>
          </table:table-cell>
          <table:table-cell office:value-type="string">
            <text:p>1.5449523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53579712e-02,</text:p>
          </table:table-cell>
          <table:table-cell office:value-type="string">
            <text:p>1.53656006e-02,</text:p>
          </table:table-cell>
          <table:table-cell office:value-type="string">
            <text:p>1.5396118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53427124e-02,</text:p>
          </table:table-cell>
          <table:table-cell office:value-type="string">
            <text:p>1.52816772e-02,</text:p>
          </table:table-cell>
          <table:table-cell office:value-type="string">
            <text:p>1.47018433e-02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1.47171021e-02,</text:p>
          </table:table-cell>
          <table:table-cell office:value-type="string">
            <text:p>1.45950317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44958496e-02,</text:p>
          </table:table-cell>
          <table:table-cell office:value-type="string">
            <text:p>1.41067505e-02,</text:p>
          </table:table-cell>
          <table:table-cell office:value-type="string">
            <text:p>1.38702393e-02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1.39694214e-02,</text:p>
          </table:table-cell>
          <table:table-cell office:value-type="string">
            <text:p>1.3992309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38931274e-02,</text:p>
          </table:table-cell>
          <table:table-cell office:value-type="string">
            <text:p>1.33285522e-02,</text:p>
          </table:table-cell>
          <table:table-cell office:value-type="string">
            <text:p>1.3351440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33361816e-02,</text:p>
          </table:table-cell>
          <table:table-cell office:value-type="string">
            <text:p>1.33285522e-02,</text:p>
          </table:table-cell>
          <table:table-cell office:value-type="string">
            <text:p>1.32217407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31378174e-02,</text:p>
          </table:table-cell>
          <table:table-cell office:value-type="string">
            <text:p>1.24969482e-02,</text:p>
          </table:table-cell>
          <table:table-cell office:value-type="string">
            <text:p>1.25656128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25732422e-02,</text:p>
          </table:table-cell>
          <table:table-cell office:value-type="string">
            <text:p>1.25961304e-02,</text:p>
          </table:table-cell>
          <table:table-cell office:value-type="string">
            <text:p>1.2557983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24893188e-02,</text:p>
          </table:table-cell>
          <table:table-cell office:value-type="string">
            <text:p>1.18408203e-02,</text:p>
          </table:table-cell>
          <table:table-cell office:value-type="string">
            <text:p>1.1856079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9018555e-02,</text:p>
          </table:table-cell>
          <table:table-cell office:value-type="string">
            <text:p>1.19171143e-02,</text:p>
          </table:table-cell>
          <table:table-cell office:value-type="string">
            <text:p>1.1909484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8331909e-02,</text:p>
          </table:table-cell>
          <table:table-cell office:value-type="string">
            <text:p>1.12457275e-02,</text:p>
          </table:table-cell>
          <table:table-cell office:value-type="string">
            <text:p>1.1291503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3754272e-02,</text:p>
          </table:table-cell>
          <table:table-cell office:value-type="string">
            <text:p>1.14364624e-02,</text:p>
          </table:table-cell>
          <table:table-cell office:value-type="string">
            <text:p>1.14059448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3372803e-02,</text:p>
          </table:table-cell>
          <table:table-cell office:value-type="string">
            <text:p>1.07955933e-02,</text:p>
          </table:table-cell>
          <table:table-cell office:value-type="string">
            <text:p>1.0818481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8261108e-02,</text:p>
          </table:table-cell>
          <table:table-cell office:value-type="string">
            <text:p>1.08032227e-02,</text:p>
          </table:table-cell>
          <table:table-cell office:value-type="string">
            <text:p>1.0696411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3378296e-02,</text:p>
          </table:table-cell>
          <table:table-cell office:value-type="string">
            <text:p>1.01623535e-02,</text:p>
          </table:table-cell>
          <table:table-cell office:value-type="string">
            <text:p>1.02691650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3302002e-02,</text:p>
          </table:table-cell>
          <table:table-cell office:value-type="string">
            <text:p>1.03988647e-02,</text:p>
          </table:table-cell>
          <table:table-cell office:value-type="string">
            <text:p>1.03683472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91821289e-03,</text:p>
          </table:table-cell>
          <table:table-cell office:value-type="string">
            <text:p>9.81903076e-03,</text:p>
          </table:table-cell>
          <table:table-cell office:value-type="string">
            <text:p>9.85717773e-03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9.86480713e-03,</text:p>
          </table:table-cell>
          <table:table-cell office:value-type="string">
            <text:p>9.81903076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32312012e-03,</text:p>
          </table:table-cell>
          <table:table-cell office:value-type="string">
            <text:p>9.41467285e-03,</text:p>
          </table:table-cell>
          <table:table-cell office:value-type="string">
            <text:p>9.48333740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52911377e-03,</text:p>
          </table:table-cell>
          <table:table-cell office:value-type="string">
            <text:p>9.53674316e-03,</text:p>
          </table:table-cell>
          <table:table-cell office:value-type="string">
            <text:p>9.07897949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07135010e-03,</text:p>
          </table:table-cell>
          <table:table-cell office:value-type="string">
            <text:p>9.14001465e-03,</text:p>
          </table:table-cell>
          <table:table-cell office:value-type="string">
            <text:p>9.15527344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16290283e-03,</text:p>
          </table:table-cell>
          <table:table-cell office:value-type="string">
            <text:p>9.11712646e-03,</text:p>
          </table:table-cell>
          <table:table-cell office:value-type="string">
            <text:p>8.57543945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65173340e-03,</text:p>
          </table:table-cell>
          <table:table-cell office:value-type="string">
            <text:p>8.75091553e-03,</text:p>
          </table:table-cell>
          <table:table-cell office:value-type="string">
            <text:p>8.82720947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88061523e-03,</text:p>
          </table:table-cell>
          <table:table-cell office:value-type="string">
            <text:p>8.87298584e-03,</text:p>
          </table:table-cell>
          <table:table-cell office:value-type="string">
            <text:p>8.33892822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42285156e-03,</text:p>
          </table:table-cell>
          <table:table-cell office:value-type="string">
            <text:p>8.52966309e-03,</text:p>
          </table:table-cell>
          <table:table-cell office:value-type="string">
            <text:p>8.55255127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57543945e-03,</text:p>
          </table:table-cell>
          <table:table-cell office:value-type="string">
            <text:p>8.49914551e-03,</text:p>
          </table:table-cell>
          <table:table-cell office:value-type="string">
            <text:p>8.14056396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24737549e-03,</text:p>
          </table:table-cell>
          <table:table-cell office:value-type="string">
            <text:p>8.33129883e-03,</text:p>
          </table:table-cell>
          <table:table-cell office:value-type="string">
            <text:p>8.43048096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46099854e-03,</text:p>
          </table:table-cell>
          <table:table-cell office:value-type="string">
            <text:p>8.00323486e-03,</text:p>
          </table:table-cell>
          <table:table-cell office:value-type="string">
            <text:p>8.05664062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14819336e-03,</text:p>
          </table:table-cell>
          <table:table-cell office:value-type="string">
            <text:p>8.23211670e-03,</text:p>
          </table:table-cell>
          <table:table-cell office:value-type="string">
            <text:p>8.24737549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04138184e-03,</text:p>
          </table:table-cell>
          <table:table-cell office:value-type="string">
            <text:p>7.79342651e-03,</text:p>
          </table:table-cell>
          <table:table-cell office:value-type="string">
            <text:p>7.92694092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04138184e-03,</text:p>
          </table:table-cell>
          <table:table-cell office:value-type="string">
            <text:p>8.14056396e-03,</text:p>
          </table:table-cell>
          <table:table-cell office:value-type="string">
            <text:p>8.16345215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7.80105591e-03,</text:p>
          </table:table-cell>
          <table:table-cell office:value-type="string">
            <text:p>7.91168213e-03,</text:p>
          </table:table-cell>
          <table:table-cell office:value-type="string">
            <text:p>8.02612305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06427002e-03,</text:p>
          </table:table-cell>
          <table:table-cell office:value-type="string">
            <text:p>8.07952881e-03,</text:p>
          </table:table-cell>
          <table:table-cell office:value-type="string">
            <text:p>7.93457031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7.77435303e-03,</text:p>
          </table:table-cell>
          <table:table-cell office:value-type="string">
            <text:p>7.88116455e-03,</text:p>
          </table:table-cell>
          <table:table-cell office:value-type="string">
            <text:p>8.04901123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14056396e-03,</text:p>
          </table:table-cell>
          <table:table-cell office:value-type="string">
            <text:p>8.17108154e-03,</text:p>
          </table:table-cell>
          <table:table-cell office:value-type="string">
            <text:p>7.82012939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7.94982910e-03,</text:p>
          </table:table-cell>
          <table:table-cell office:value-type="string">
            <text:p>8.04138184e-03,</text:p>
          </table:table-cell>
          <table:table-cell office:value-type="string">
            <text:p>8.12530518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20922852e-03,</text:p>
          </table:table-cell>
          <table:table-cell office:value-type="string">
            <text:p>7.88879395e-03,</text:p>
          </table:table-cell>
          <table:table-cell office:value-type="string">
            <text:p>7.87353516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05664062e-03,</text:p>
          </table:table-cell>
          <table:table-cell office:value-type="string">
            <text:p>8.22448730e-03,</text:p>
          </table:table-cell>
          <table:table-cell office:value-type="string">
            <text:p>8.33892822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39996338e-03,</text:p>
          </table:table-cell>
          <table:table-cell office:value-type="string">
            <text:p>7.97271729e-03,</text:p>
          </table:table-cell>
          <table:table-cell office:value-type="string">
            <text:p>8.10241699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25500488e-03,</text:p>
          </table:table-cell>
          <table:table-cell office:value-type="string">
            <text:p>8.39996338e-03,</text:p>
          </table:table-cell>
          <table:table-cell office:value-type="string">
            <text:p>8.54492188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53729248e-03,</text:p>
          </table:table-cell>
          <table:table-cell office:value-type="string">
            <text:p>8.12530518e-03,</text:p>
          </table:table-cell>
          <table:table-cell office:value-type="string">
            <text:p>8.35418701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59832764e-03,</text:p>
          </table:table-cell>
          <table:table-cell office:value-type="string">
            <text:p>8.76617432e-03,</text:p>
          </table:table-cell>
          <table:table-cell office:value-type="string">
            <text:p>8.84246826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85009766e-03,</text:p>
          </table:table-cell>
          <table:table-cell office:value-type="string">
            <text:p>8.53729248e-03,</text:p>
          </table:table-cell>
          <table:table-cell office:value-type="string">
            <text:p>8.78143311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97216797e-03,</text:p>
          </table:table-cell>
          <table:table-cell office:value-type="string">
            <text:p>9.12475586e-03,</text:p>
          </table:table-cell>
          <table:table-cell office:value-type="string">
            <text:p>9.19342041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91113281e-03,</text:p>
          </table:table-cell>
          <table:table-cell office:value-type="string">
            <text:p>9.02557373e-03,</text:p>
          </table:table-cell>
          <table:table-cell office:value-type="string">
            <text:p>9.27734375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49859619e-03,</text:p>
          </table:table-cell>
          <table:table-cell office:value-type="string">
            <text:p>9.65881348e-03,</text:p>
          </table:table-cell>
          <table:table-cell office:value-type="string">
            <text:p>9.71221924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43756104e-03,</text:p>
          </table:table-cell>
          <table:table-cell office:value-type="string">
            <text:p>9.68170166e-03,</text:p>
          </table:table-cell>
          <table:table-cell office:value-type="string">
            <text:p>9.88769531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0708008e-02,</text:p>
          </table:table-cell>
          <table:table-cell office:value-type="string">
            <text:p>1.02081299e-02,</text:p>
          </table:table-cell>
          <table:table-cell office:value-type="string">
            <text:p>1.0131835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99450684e-03,</text:p>
          </table:table-cell>
          <table:table-cell office:value-type="string">
            <text:p>1.02310181e-02,</text:p>
          </table:table-cell>
          <table:table-cell office:value-type="string">
            <text:p>1.0520935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7498169e-02,</text:p>
          </table:table-cell>
          <table:table-cell office:value-type="string">
            <text:p>1.09786987e-02,</text:p>
          </table:table-cell>
          <table:table-cell office:value-type="string">
            <text:p>1.11465454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07498169e-02,</text:p>
          </table:table-cell>
          <table:table-cell office:value-type="string">
            <text:p>1.09939575e-02,</text:p>
          </table:table-cell>
          <table:table-cell office:value-type="string">
            <text:p>1.12609863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5356445e-02,</text:p>
          </table:table-cell>
          <table:table-cell office:value-type="string">
            <text:p>1.17645264e-02,</text:p>
          </table:table-cell>
          <table:table-cell office:value-type="string">
            <text:p>1.19705200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16577148e-02,</text:p>
          </table:table-cell>
          <table:table-cell office:value-type="string">
            <text:p>1.19552612e-02,</text:p>
          </table:table-cell>
          <table:table-cell office:value-type="string">
            <text:p>1.22756958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25656128e-02,</text:p>
          </table:table-cell>
          <table:table-cell office:value-type="string">
            <text:p>1.28479004e-02,</text:p>
          </table:table-cell>
          <table:table-cell office:value-type="string">
            <text:p>1.3084411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28402710e-02,</text:p>
          </table:table-cell>
          <table:table-cell office:value-type="string">
            <text:p>1.31149292e-02,</text:p>
          </table:table-cell>
          <table:table-cell office:value-type="string">
            <text:p>1.34735107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38015747e-02,</text:p>
          </table:table-cell>
          <table:table-cell office:value-type="string">
            <text:p>1.41067505e-02,</text:p>
          </table:table-cell>
          <table:table-cell office:value-type="string">
            <text:p>1.44042969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41754150e-02,</text:p>
          </table:table-cell>
          <table:table-cell office:value-type="string">
            <text:p>1.44805908e-02,</text:p>
          </table:table-cell>
          <table:table-cell office:value-type="string">
            <text:p>1.49383545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52969360e-02,</text:p>
          </table:table-cell>
          <table:table-cell office:value-type="string">
            <text:p>1.57012939e-02,</text:p>
          </table:table-cell>
          <table:table-cell office:value-type="string">
            <text:p>1.63421631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63116455e-02,</text:p>
          </table:table-cell>
          <table:table-cell office:value-type="string">
            <text:p>1.67388916e-02,</text:p>
          </table:table-cell>
          <table:table-cell office:value-type="string">
            <text:p>1.73187256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69982910e-02,</text:p>
          </table:table-cell>
          <table:table-cell office:value-type="string">
            <text:p>1.56021118e-02,</text:p>
          </table:table-cell>
          <table:table-cell office:value-type="string">
            <text:p>1.42898560e-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20315552e-02,</text:p>
          </table:table-cell>
          <table:table-cell office:value-type="string">
            <text:p>9.75036621e-03,</text:p>
          </table:table-cell>
          <table:table-cell office:value-type="string">
            <text:p>7.50732422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6.08062744e-03,</text:p>
          </table:table-cell>
          <table:table-cell office:value-type="string">
            <text:p>4.50897217e-03,</text:p>
          </table:table-cell>
          <table:table-cell office:value-type="string">
            <text:p>3.38172913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40135193e-03,</text:p>
          </table:table-cell>
          <table:table-cell office:value-type="string">
            <text:p>1.74140930e-03,</text:p>
          </table:table-cell>
          <table:table-cell office:value-type="string">
            <text:p>1.31130219e-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9.30309296e-04,</text:p>
          </table:table-cell>
          <table:table-cell office:value-type="string">
            <text:p>7.13825226e-04,</text:p>
          </table:table-cell>
          <table:table-cell office:value-type="string">
            <text:p>5.02586365e-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.75509262e-04,</text:p>
          </table:table-cell>
          <table:table-cell office:value-type="string">
            <text:p>2.80380249e-04,</text:p>
          </table:table-cell>
          <table:table-cell office:value-type="string">
            <text:p>2.15291977e-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.70469284e-04,</text:p>
          </table:table-cell>
          <table:table-cell office:value-type="string">
            <text:p>1.27553940e-04,</text:p>
          </table:table-cell>
          <table:table-cell office:value-type="string">
            <text:p>1.02818012e-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.05854797e-05,</text:p>
          </table:table-cell>
          <table:table-cell office:value-type="string">
            <text:p>6.22272491e-05,</text:p>
          </table:table-cell>
          <table:table-cell office:value-type="string">
            <text:p>4.50015068e-05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.81929970e-05,</text:p>
          </table:table-cell>
          <table:table-cell office:value-type="string">
            <text:p>1.22189522e-05,</text:p>
          </table:table-cell>
          <table:table-cell office:value-type="string">
            <text:p>nan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>
            <text:p>nan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an,</text:p>
          </table:table-cell>
          <table:table-cell office:value-type="string">
            <text:p>-6.16320000e+04,</text:p>
          </table:table-cell>
          <table:table-cell office:value-type="string">
            <text:p>-5.4336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88960000e+04,</text:p>
          </table:table-cell>
          <table:table-cell office:value-type="string">
            <text:p>-4.41280000e+04,</text:p>
          </table:table-cell>
          <table:table-cell office:value-type="string">
            <text:p>-3.9520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51360000e+04,</text:p>
          </table:table-cell>
          <table:table-cell office:value-type="string">
            <text:p>-3.18560000e+04,</text:p>
          </table:table-cell>
          <table:table-cell office:value-type="string">
            <text:p>-2.8896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69600000e+04,</text:p>
          </table:table-cell>
          <table:table-cell office:value-type="string">
            <text:p>-2.54400000e+04,</text:p>
          </table:table-cell>
          <table:table-cell office:value-type="string">
            <text:p>-2.3984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25280000e+04,</text:p>
          </table:table-cell>
          <table:table-cell office:value-type="string">
            <text:p>-2.10560000e+04,</text:p>
          </table:table-cell>
          <table:table-cell office:value-type="string">
            <text:p>-1.9552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72640000e+04,</text:p>
          </table:table-cell>
          <table:table-cell office:value-type="string">
            <text:p>-1.63440000e+04,</text:p>
          </table:table-cell>
          <table:table-cell office:value-type="string">
            <text:p>-1.5840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53520000e+04,</text:p>
          </table:table-cell>
          <table:table-cell office:value-type="string">
            <text:p>-1.48240000e+04,</text:p>
          </table:table-cell>
          <table:table-cell office:value-type="string">
            <text:p>-1.4352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32640000e+04,</text:p>
          </table:table-cell>
          <table:table-cell office:value-type="string">
            <text:p>-1.29200000e+04,</text:p>
          </table:table-cell>
          <table:table-cell office:value-type="string">
            <text:p>-1.2608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22880000e+04,</text:p>
          </table:table-cell>
          <table:table-cell office:value-type="string">
            <text:p>-1.19760000e+04,</text:p>
          </table:table-cell>
          <table:table-cell office:value-type="string">
            <text:p>-1.1640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11280000e+04,</text:p>
          </table:table-cell>
          <table:table-cell office:value-type="string">
            <text:p>-1.04160000e+04,</text:p>
          </table:table-cell>
          <table:table-cell office:value-type="string">
            <text:p>-1.02400000e+04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00240000e+04,</text:p>
          </table:table-cell>
          <table:table-cell office:value-type="string">
            <text:p>-9.76800000e+03,</text:p>
          </table:table-cell>
          <table:table-cell office:value-type="string">
            <text:p>-9.512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9.26400000e+03,</text:p>
          </table:table-cell>
          <table:table-cell office:value-type="string">
            <text:p>-8.44800000e+03,</text:p>
          </table:table-cell>
          <table:table-cell office:value-type="string">
            <text:p>-8.32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8.19200000e+03,</text:p>
          </table:table-cell>
          <table:table-cell office:value-type="string">
            <text:p>-8.12400000e+03,</text:p>
          </table:table-cell>
          <table:table-cell office:value-type="string">
            <text:p>-8.06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7.94400000e+03,</text:p>
          </table:table-cell>
          <table:table-cell office:value-type="string">
            <text:p>-7.55600000e+03,</text:p>
          </table:table-cell>
          <table:table-cell office:value-type="string">
            <text:p>-7.52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7.49600000e+03,</text:p>
          </table:table-cell>
          <table:table-cell office:value-type="string">
            <text:p>-7.45200000e+03,</text:p>
          </table:table-cell>
          <table:table-cell office:value-type="string">
            <text:p>-7.38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7.29200000e+03,</text:p>
          </table:table-cell>
          <table:table-cell office:value-type="string">
            <text:p>-6.95200000e+03,</text:p>
          </table:table-cell>
          <table:table-cell office:value-type="string">
            <text:p>-6.92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92000000e+03,</text:p>
          </table:table-cell>
          <table:table-cell office:value-type="string">
            <text:p>-6.88400000e+03,</text:p>
          </table:table-cell>
          <table:table-cell office:value-type="string">
            <text:p>-6.83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60800000e+03,</text:p>
          </table:table-cell>
          <table:table-cell office:value-type="string">
            <text:p>-6.50800000e+03,</text:p>
          </table:table-cell>
          <table:table-cell office:value-type="string">
            <text:p>-6.48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46000000e+03,</text:p>
          </table:table-cell>
          <table:table-cell office:value-type="string">
            <text:p>-6.40000000e+03,</text:p>
          </table:table-cell>
          <table:table-cell office:value-type="string">
            <text:p>-6.32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00400000e+03,</text:p>
          </table:table-cell>
          <table:table-cell office:value-type="string">
            <text:p>-5.96000000e+03,</text:p>
          </table:table-cell>
          <table:table-cell office:value-type="string">
            <text:p>-5.952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-5.93600000e+03,</text:p>
          </table:table-cell>
          <table:table-cell office:value-type="string">
            <text:p>-5.92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73600000e+03,</text:p>
          </table:table-cell>
          <table:table-cell office:value-type="string">
            <text:p>-5.53200000e+03,</text:p>
          </table:table-cell>
          <table:table-cell office:value-type="string">
            <text:p>-5.552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57200000e+03,</text:p>
          </table:table-cell>
          <table:table-cell office:value-type="string">
            <text:p>-5.52800000e+03,</text:p>
          </table:table-cell>
          <table:table-cell office:value-type="string">
            <text:p>-5.47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39600000e+03,</text:p>
          </table:table-cell>
          <table:table-cell office:value-type="string">
            <text:p>-5.10000000e+03,</text:p>
          </table:table-cell>
          <table:table-cell office:value-type="string">
            <text:p>-5.14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-5.14400000e+03,</text:p>
          </table:table-cell>
          <table:table-cell office:value-type="string">
            <text:p>-5.10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06800000e+03,</text:p>
          </table:table-cell>
          <table:table-cell office:value-type="string">
            <text:p>-4.75600000e+03,</text:p>
          </table:table-cell>
          <table:table-cell office:value-type="string">
            <text:p>-4.73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76000000e+03,</text:p>
          </table:table-cell>
          <table:table-cell office:value-type="string">
            <text:p>-4.75600000e+03,</text:p>
          </table:table-cell>
          <table:table-cell office:value-type="string">
            <text:p>-4.72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68000000e+03,</text:p>
          </table:table-cell>
          <table:table-cell office:value-type="string">
            <text:p>-4.42400000e+03,</text:p>
          </table:table-cell>
          <table:table-cell office:value-type="string">
            <text:p>-4.332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36000000e+03,</text:p>
          </table:table-cell>
          <table:table-cell office:value-type="string">
            <text:p>-4.37200000e+03,</text:p>
          </table:table-cell>
          <table:table-cell office:value-type="string">
            <text:p>-4.38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36000000e+03,</text:p>
          </table:table-cell>
          <table:table-cell office:value-type="string">
            <text:p>-4.22400000e+03,</text:p>
          </table:table-cell>
          <table:table-cell office:value-type="string">
            <text:p>-4.06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06800000e+03,</text:p>
          </table:table-cell>
          <table:table-cell office:value-type="string">
            <text:p>-4.07800000e+03,</text:p>
          </table:table-cell>
          <table:table-cell office:value-type="string">
            <text:p>-4.07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04800000e+03,</text:p>
          </table:table-cell>
          <table:table-cell office:value-type="string">
            <text:p>-3.95400000e+03,</text:p>
          </table:table-cell>
          <table:table-cell office:value-type="string">
            <text:p>-3.89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91000000e+03,</text:p>
          </table:table-cell>
          <table:table-cell office:value-type="string">
            <text:p>-3.92600000e+03,</text:p>
          </table:table-cell>
          <table:table-cell office:value-type="string">
            <text:p>-3.91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90000000e+03,</text:p>
          </table:table-cell>
          <table:table-cell office:value-type="string">
            <text:p>-3.76400000e+03,</text:p>
          </table:table-cell>
          <table:table-cell office:value-type="string">
            <text:p>-3.77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76800000e+03,</text:p>
          </table:table-cell>
          <table:table-cell office:value-type="string">
            <text:p>-3.76000000e+03,</text:p>
          </table:table-cell>
          <table:table-cell office:value-type="string">
            <text:p>-3.73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67200000e+03,</text:p>
          </table:table-cell>
          <table:table-cell office:value-type="string">
            <text:p>-3.58200000e+03,</text:p>
          </table:table-cell>
          <table:table-cell office:value-type="string">
            <text:p>-3.592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59800000e+03,</text:p>
          </table:table-cell>
          <table:table-cell office:value-type="string">
            <text:p>-3.60600000e+03,</text:p>
          </table:table-cell>
          <table:table-cell office:value-type="string">
            <text:p>-3.59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46600000e+03,</text:p>
          </table:table-cell>
          <table:table-cell office:value-type="string">
            <text:p>-3.47600000e+03,</text:p>
          </table:table-cell>
          <table:table-cell office:value-type="string">
            <text:p>-3.48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46600000e+03,</text:p>
          </table:table-cell>
          <table:table-cell office:value-type="string">
            <text:p>-3.44800000e+03,</text:p>
          </table:table-cell>
          <table:table-cell office:value-type="string">
            <text:p>-3.42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27400000e+03,</text:p>
          </table:table-cell>
          <table:table-cell office:value-type="string">
            <text:p>-3.29600000e+03,</text:p>
          </table:table-cell>
          <table:table-cell office:value-type="string">
            <text:p>-3.30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30000000e+03,</text:p>
          </table:table-cell>
          <table:table-cell office:value-type="string">
            <text:p>-3.30400000e+03,</text:p>
          </table:table-cell>
          <table:table-cell office:value-type="string">
            <text:p>-3.28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11200000e+03,</text:p>
          </table:table-cell>
          <table:table-cell table:number-columns-repeated="2" office:value-type="string">
            <text:p>-3.12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12800000e+03,</text:p>
          </table:table-cell>
          <table:table-cell office:value-type="string">
            <text:p>-3.11200000e+03,</text:p>
          </table:table-cell>
          <table:table-cell office:value-type="string">
            <text:p>-3.09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94000000e+03,</text:p>
          </table:table-cell>
          <table:table-cell office:value-type="string">
            <text:p>-2.95000000e+03,</text:p>
          </table:table-cell>
          <table:table-cell office:value-type="string">
            <text:p>-2.972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98800000e+03,</text:p>
          </table:table-cell>
          <table:table-cell office:value-type="string">
            <text:p>-2.97600000e+03,</text:p>
          </table:table-cell>
          <table:table-cell office:value-type="string">
            <text:p>-2.95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80600000e+03,</text:p>
          </table:table-cell>
          <table:table-cell table:number-columns-repeated="2" office:value-type="string">
            <text:p>-2.82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82000000e+03,</text:p>
          </table:table-cell>
          <table:table-cell office:value-type="string">
            <text:p>-2.79200000e+03,</text:p>
          </table:table-cell>
          <table:table-cell office:value-type="string">
            <text:p>-2.71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63800000e+03,</text:p>
          </table:table-cell>
          <table:table-cell office:value-type="string">
            <text:p>-2.65800000e+03,</text:p>
          </table:table-cell>
          <table:table-cell office:value-type="string">
            <text:p>-2.66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66800000e+03,</text:p>
          </table:table-cell>
          <table:table-cell office:value-type="string">
            <text:p>-2.65800000e+03,</text:p>
          </table:table-cell>
          <table:table-cell office:value-type="string">
            <text:p>-2.54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50600000e+03,</text:p>
          </table:table-cell>
          <table:table-cell office:value-type="string">
            <text:p>-2.51000000e+03,</text:p>
          </table:table-cell>
          <table:table-cell office:value-type="string">
            <text:p>-2.51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50000000e+03,</text:p>
          </table:table-cell>
          <table:table-cell office:value-type="string">
            <text:p>-2.47800000e+03,</text:p>
          </table:table-cell>
          <table:table-cell office:value-type="string">
            <text:p>-2.312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32800000e+03,</text:p>
          </table:table-cell>
          <table:table-cell office:value-type="string">
            <text:p>-2.33800000e+03,</text:p>
          </table:table-cell>
          <table:table-cell office:value-type="string">
            <text:p>-2.34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34400000e+03,</text:p>
          </table:table-cell>
          <table:table-cell office:value-type="string">
            <text:p>-2.31800000e+03,</text:p>
          </table:table-cell>
          <table:table-cell office:value-type="string">
            <text:p>-2.18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19600000e+03,</text:p>
          </table:table-cell>
          <table:table-cell office:value-type="string">
            <text:p>-2.20200000e+03,</text:p>
          </table:table-cell>
          <table:table-cell office:value-type="string">
            <text:p>-2.18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16200000e+03,</text:p>
          </table:table-cell>
          <table:table-cell office:value-type="string">
            <text:p>-2.08400000e+03,</text:p>
          </table:table-cell>
          <table:table-cell office:value-type="string">
            <text:p>-2.01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02500000e+03,</text:p>
          </table:table-cell>
          <table:table-cell office:value-type="string">
            <text:p>-2.03500000e+03,</text:p>
          </table:table-cell>
          <table:table-cell office:value-type="string">
            <text:p>-2.032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02800000e+03,</text:p>
          </table:table-cell>
          <table:table-cell office:value-type="string">
            <text:p>-2.00000000e+03,</text:p>
          </table:table-cell>
          <table:table-cell office:value-type="string">
            <text:p>-1.942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94700000e+03,</text:p>
          </table:table-cell>
          <table:table-cell office:value-type="string">
            <text:p>-1.94900000e+03,</text:p>
          </table:table-cell>
          <table:table-cell office:value-type="string">
            <text:p>-1.935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92800000e+03,</text:p>
          </table:table-cell>
          <table:table-cell office:value-type="string">
            <text:p>-1.90100000e+03,</text:p>
          </table:table-cell>
          <table:table-cell office:value-type="string">
            <text:p>-1.84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85400000e+03,</text:p>
          </table:table-cell>
          <table:table-cell office:value-type="string">
            <text:p>-1.86200000e+03,</text:p>
          </table:table-cell>
          <table:table-cell office:value-type="string">
            <text:p>-1.86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85300000e+03,</text:p>
          </table:table-cell>
          <table:table-cell office:value-type="string">
            <text:p>-1.83400000e+03,</text:p>
          </table:table-cell>
          <table:table-cell office:value-type="string">
            <text:p>-1.765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76600000e+03,</text:p>
          </table:table-cell>
          <table:table-cell office:value-type="string">
            <text:p>-1.76800000e+03,</text:p>
          </table:table-cell>
          <table:table-cell office:value-type="string">
            <text:p>-1.75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74900000e+03,</text:p>
          </table:table-cell>
          <table:table-cell office:value-type="string">
            <text:p>-1.72900000e+03,</text:p>
          </table:table-cell>
          <table:table-cell office:value-type="string">
            <text:p>-1.65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66200000e+03,</text:p>
          </table:table-cell>
          <table:table-cell office:value-type="string">
            <text:p>-1.67000000e+03,</text:p>
          </table:table-cell>
          <table:table-cell office:value-type="string">
            <text:p>-1.67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67000000e+03,</text:p>
          </table:table-cell>
          <table:table-cell office:value-type="string">
            <text:p>-1.66200000e+03,</text:p>
          </table:table-cell>
          <table:table-cell office:value-type="string">
            <text:p>-1.581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58300000e+03,</text:p>
          </table:table-cell>
          <table:table-cell office:value-type="string">
            <text:p>-1.58200000e+03,</text:p>
          </table:table-cell>
          <table:table-cell office:value-type="string">
            <text:p>-1.571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56600000e+03,</text:p>
          </table:table-cell>
          <table:table-cell office:value-type="string">
            <text:p>-1.55300000e+03,</text:p>
          </table:table-cell>
          <table:table-cell office:value-type="string">
            <text:p>-1.47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48100000e+03,</text:p>
          </table:table-cell>
          <table:table-cell office:value-type="string">
            <text:p>-1.48800000e+03,</text:p>
          </table:table-cell>
          <table:table-cell office:value-type="string">
            <text:p>-1.485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47900000e+03,</text:p>
          </table:table-cell>
          <table:table-cell office:value-type="string">
            <text:p>-1.46800000e+03,</text:p>
          </table:table-cell>
          <table:table-cell office:value-type="string">
            <text:p>-1.389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39500000e+03,</text:p>
          </table:table-cell>
          <table:table-cell office:value-type="string">
            <text:p>-1.39200000e+03,</text:p>
          </table:table-cell>
          <table:table-cell office:value-type="string">
            <text:p>-1.383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37100000e+03,</text:p>
          </table:table-cell>
          <table:table-cell office:value-type="string">
            <text:p>-1.35300000e+03,</text:p>
          </table:table-cell>
          <table:table-cell office:value-type="string">
            <text:p>-1.289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29300000e+03,</text:p>
          </table:table-cell>
          <table:table-cell office:value-type="string">
            <text:p>-1.29700000e+03,</text:p>
          </table:table-cell>
          <table:table-cell office:value-type="string">
            <text:p>-1.296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29400000e+03,</text:p>
          </table:table-cell>
          <table:table-cell office:value-type="string">
            <text:p>-1.22800000e+03,</text:p>
          </table:table-cell>
          <table:table-cell office:value-type="string">
            <text:p>-1.217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21100000e+03,</text:p>
          </table:table-cell>
          <table:table-cell office:value-type="string">
            <text:p>-1.20400000e+03,</text:p>
          </table:table-cell>
          <table:table-cell office:value-type="string">
            <text:p>-1.19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17200000e+03,</text:p>
          </table:table-cell>
          <table:table-cell office:value-type="string">
            <text:p>-1.09700000e+03,</text:p>
          </table:table-cell>
          <table:table-cell office:value-type="string">
            <text:p>-1.100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11000000e+03,</text:p>
          </table:table-cell>
          <table:table-cell office:value-type="string">
            <text:p>-1.10900000e+03,</text:p>
          </table:table-cell>
          <table:table-cell office:value-type="string">
            <text:p>-1.099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05100000e+03,</text:p>
          </table:table-cell>
          <table:table-cell office:value-type="string">
            <text:p>-1.02400000e+03,</text:p>
          </table:table-cell>
          <table:table-cell office:value-type="string">
            <text:p>-1.028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02000000e+03,</text:p>
          </table:table-cell>
          <table:table-cell office:value-type="string">
            <text:p>-1.01150000e+03,</text:p>
          </table:table-cell>
          <table:table-cell office:value-type="string">
            <text:p>-1.00400000e+03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9.68500000e+02,</text:p>
          </table:table-cell>
          <table:table-cell office:value-type="string">
            <text:p>-9.64000000e+02,</text:p>
          </table:table-cell>
          <table:table-cell office:value-type="string">
            <text:p>-9.65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-9.65500000e+02,</text:p>
          </table:table-cell>
          <table:table-cell office:value-type="string">
            <text:p>-9.60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9.32500000e+02,</text:p>
          </table:table-cell>
          <table:table-cell office:value-type="string">
            <text:p>-9.12000000e+02,</text:p>
          </table:table-cell>
          <table:table-cell office:value-type="string">
            <text:p>-9.11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9.08500000e+02,</text:p>
          </table:table-cell>
          <table:table-cell office:value-type="string">
            <text:p>-9.02000000e+02,</text:p>
          </table:table-cell>
          <table:table-cell office:value-type="string">
            <text:p>-8.96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8.64000000e+02,</text:p>
          </table:table-cell>
          <table:table-cell office:value-type="string">
            <text:p>-8.52000000e+02,</text:p>
          </table:table-cell>
          <table:table-cell office:value-type="string">
            <text:p>-8.55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8.56000000e+02,</text:p>
          </table:table-cell>
          <table:table-cell office:value-type="string">
            <text:p>-8.54000000e+02,</text:p>
          </table:table-cell>
          <table:table-cell office:value-type="string">
            <text:p>-8.50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8.09000000e+02,</text:p>
          </table:table-cell>
          <table:table-cell office:value-type="string">
            <text:p>-8.08500000e+02,</text:p>
          </table:table-cell>
          <table:table-cell office:value-type="string">
            <text:p>-8.03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7.97000000e+02,</text:p>
          </table:table-cell>
          <table:table-cell office:value-type="string">
            <text:p>-7.90000000e+02,</text:p>
          </table:table-cell>
          <table:table-cell office:value-type="string">
            <text:p>-7.83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7.42000000e+02,</text:p>
          </table:table-cell>
          <table:table-cell office:value-type="string">
            <text:p>-7.41500000e+02,</text:p>
          </table:table-cell>
          <table:table-cell office:value-type="string">
            <text:p>-7.43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7.43000000e+02,</text:p>
          </table:table-cell>
          <table:table-cell office:value-type="string">
            <text:p>-7.35000000e+02,</text:p>
          </table:table-cell>
          <table:table-cell office:value-type="string">
            <text:p>-7.20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87000000e+02,</text:p>
          </table:table-cell>
          <table:table-cell office:value-type="string">
            <text:p>-6.87500000e+02,</text:p>
          </table:table-cell>
          <table:table-cell office:value-type="string">
            <text:p>-6.85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78000000e+02,</text:p>
          </table:table-cell>
          <table:table-cell office:value-type="string">
            <text:p>-6.68500000e+02,</text:p>
          </table:table-cell>
          <table:table-cell office:value-type="string">
            <text:p>-6.29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24000000e+02,</text:p>
          </table:table-cell>
          <table:table-cell office:value-type="string">
            <text:p>-6.23500000e+02,</text:p>
          </table:table-cell>
          <table:table-cell office:value-type="string">
            <text:p>-6.22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18500000e+02,</text:p>
          </table:table-cell>
          <table:table-cell office:value-type="string">
            <text:p>-6.04500000e+02,</text:p>
          </table:table-cell>
          <table:table-cell office:value-type="string">
            <text:p>-5.79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75500000e+02,</text:p>
          </table:table-cell>
          <table:table-cell office:value-type="string">
            <text:p>-5.66000000e+02,</text:p>
          </table:table-cell>
          <table:table-cell office:value-type="string">
            <text:p>-5.56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45500000e+02,</text:p>
          </table:table-cell>
          <table:table-cell office:value-type="string">
            <text:p>-5.10750000e+02,</text:p>
          </table:table-cell>
          <table:table-cell office:value-type="string">
            <text:p>-5.05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04750000e+02,</text:p>
          </table:table-cell>
          <table:table-cell office:value-type="string">
            <text:p>-5.02500000e+02,</text:p>
          </table:table-cell>
          <table:table-cell office:value-type="string">
            <text:p>-5.01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98250000e+02,</text:p>
          </table:table-cell>
          <table:table-cell office:value-type="string">
            <text:p>-4.82000000e+02,</text:p>
          </table:table-cell>
          <table:table-cell office:value-type="string">
            <text:p>-4.71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68750000e+02,</text:p>
          </table:table-cell>
          <table:table-cell office:value-type="string">
            <text:p>-4.65250000e+02,</text:p>
          </table:table-cell>
          <table:table-cell office:value-type="string">
            <text:p>-4.59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54500000e+02,</text:p>
          </table:table-cell>
          <table:table-cell office:value-type="string">
            <text:p>-4.36750000e+02,</text:p>
          </table:table-cell>
          <table:table-cell office:value-type="string">
            <text:p>-4.3375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31750000e+02,</text:p>
          </table:table-cell>
          <table:table-cell office:value-type="string">
            <text:p>-4.30000000e+02,</text:p>
          </table:table-cell>
          <table:table-cell office:value-type="string">
            <text:p>-4.2725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14250000e+02,</text:p>
          </table:table-cell>
          <table:table-cell office:value-type="string">
            <text:p>-4.02500000e+02,</text:p>
          </table:table-cell>
          <table:table-cell office:value-type="string">
            <text:p>-3.98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94250000e+02,</text:p>
          </table:table-cell>
          <table:table-cell office:value-type="string">
            <text:p>-3.88500000e+02,</text:p>
          </table:table-cell>
          <table:table-cell office:value-type="string">
            <text:p>-3.83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61500000e+02,</text:p>
          </table:table-cell>
          <table:table-cell office:value-type="string">
            <text:p>-3.57500000e+02,</text:p>
          </table:table-cell>
          <table:table-cell office:value-type="string">
            <text:p>-3.55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53000000e+02,</text:p>
          </table:table-cell>
          <table:table-cell office:value-type="string">
            <text:p>-3.49000000e+02,</text:p>
          </table:table-cell>
          <table:table-cell office:value-type="string">
            <text:p>-3.3825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22750000e+02,</text:p>
          </table:table-cell>
          <table:table-cell office:value-type="string">
            <text:p>-3.19750000e+02,</text:p>
          </table:table-cell>
          <table:table-cell office:value-type="string">
            <text:p>-3.13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05250000e+02,</text:p>
          </table:table-cell>
          <table:table-cell office:value-type="string">
            <text:p>-2.99500000e+02,</text:p>
          </table:table-cell>
          <table:table-cell office:value-type="string">
            <text:p>-2.7925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75500000e+02,</text:p>
          </table:table-cell>
          <table:table-cell office:value-type="string">
            <text:p>-2.72750000e+02,</text:p>
          </table:table-cell>
          <table:table-cell office:value-type="string">
            <text:p>-2.69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64500000e+02,</text:p>
          </table:table-cell>
          <table:table-cell office:value-type="string">
            <text:p>-2.50875000e+02,</text:p>
          </table:table-cell>
          <table:table-cell office:value-type="string">
            <text:p>-2.47875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44250000e+02,</text:p>
          </table:table-cell>
          <table:table-cell office:value-type="string">
            <text:p>-2.40625000e+02,</text:p>
          </table:table-cell>
          <table:table-cell office:value-type="string">
            <text:p>-2.37125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32500000e+02,</text:p>
          </table:table-cell>
          <table:table-cell office:value-type="string">
            <text:p>-2.21875000e+02,</text:p>
          </table:table-cell>
          <table:table-cell office:value-type="string">
            <text:p>-2.19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17125000e+02,</text:p>
          </table:table-cell>
          <table:table-cell office:value-type="string">
            <text:p>-2.15250000e+02,</text:p>
          </table:table-cell>
          <table:table-cell office:value-type="string">
            <text:p>-2.12625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03625000e+02,</text:p>
          </table:table-cell>
          <table:table-cell office:value-type="string">
            <text:p>-1.98250000e+02,</text:p>
          </table:table-cell>
          <table:table-cell office:value-type="string">
            <text:p>-1.95375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91375000e+02,</text:p>
          </table:table-cell>
          <table:table-cell office:value-type="string">
            <text:p>-1.86375000e+02,</text:p>
          </table:table-cell>
          <table:table-cell office:value-type="string">
            <text:p>-1.825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70375000e+02,</text:p>
          </table:table-cell>
          <table:table-cell office:value-type="string">
            <text:p>-1.67000000e+02,</text:p>
          </table:table-cell>
          <table:table-cell office:value-type="string">
            <text:p>-1.6475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62375000e+02,</text:p>
          </table:table-cell>
          <table:table-cell office:value-type="string">
            <text:p>-1.59875000e+02,</text:p>
          </table:table-cell>
          <table:table-cell office:value-type="string">
            <text:p>-1.5575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43875000e+02,</text:p>
          </table:table-cell>
          <table:table-cell office:value-type="string">
            <text:p>-1.40125000e+02,</text:p>
          </table:table-cell>
          <table:table-cell office:value-type="string">
            <text:p>-1.36625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32250000e+02,</text:p>
          </table:table-cell>
          <table:table-cell office:value-type="string">
            <text:p>-1.27750000e+02,</text:p>
          </table:table-cell>
          <table:table-cell office:value-type="string">
            <text:p>-1.2500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19875000e+02,</text:p>
          </table:table-cell>
          <table:table-cell office:value-type="string">
            <text:p>-1.18437500e+02,</text:p>
          </table:table-cell>
          <table:table-cell office:value-type="string">
            <text:p>-1.172500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15687500e+02,</text:p>
          </table:table-cell>
          <table:table-cell office:value-type="string">
            <text:p>-1.13875000e+02,</text:p>
          </table:table-cell>
          <table:table-cell office:value-type="string">
            <text:p>-1.084375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1.06437500e+02,</text:p>
          </table:table-cell>
          <table:table-cell office:value-type="string">
            <text:p>-1.04437500e+02,</text:p>
          </table:table-cell>
          <table:table-cell office:value-type="string">
            <text:p>-1.02062500e+02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9.91250000e+01,</text:p>
          </table:table-cell>
          <table:table-cell office:value-type="string">
            <text:p>-9.72500000e+01,</text:p>
          </table:table-cell>
          <table:table-cell office:value-type="string">
            <text:p>-9.01250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8.86250000e+01,</text:p>
          </table:table-cell>
          <table:table-cell office:value-type="string">
            <text:p>-8.75625000e+01,</text:p>
          </table:table-cell>
          <table:table-cell office:value-type="string">
            <text:p>-8.63750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8.45625000e+01,</text:p>
          </table:table-cell>
          <table:table-cell office:value-type="string">
            <text:p>-8.25000000e+01,</text:p>
          </table:table-cell>
          <table:table-cell office:value-type="string">
            <text:p>-7.77500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7.36875000e+01,</text:p>
          </table:table-cell>
          <table:table-cell office:value-type="string">
            <text:p>-7.17500000e+01,</text:p>
          </table:table-cell>
          <table:table-cell office:value-type="string">
            <text:p>-6.96250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72500000e+01,</text:p>
          </table:table-cell>
          <table:table-cell office:value-type="string">
            <text:p>-6.53750000e+01,</text:p>
          </table:table-cell>
          <table:table-cell office:value-type="string">
            <text:p>-6.290625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6.06875000e+01,</text:p>
          </table:table-cell>
          <table:table-cell office:value-type="string">
            <text:p>-6.02187500e+01,</text:p>
          </table:table-cell>
          <table:table-cell office:value-type="string">
            <text:p>-5.97500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91562500e+01,</text:p>
          </table:table-cell>
          <table:table-cell office:value-type="string">
            <text:p>-5.82500000e+01,</text:p>
          </table:table-cell>
          <table:table-cell office:value-type="string">
            <text:p>-5.653125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40625000e+01,</text:p>
          </table:table-cell>
          <table:table-cell office:value-type="string">
            <text:p>-5.33750000e+01,</text:p>
          </table:table-cell>
          <table:table-cell office:value-type="string">
            <text:p>-5.259375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5.17187500e+01,</text:p>
          </table:table-cell>
          <table:table-cell office:value-type="string">
            <text:p>-5.09687500e+01,</text:p>
          </table:table-cell>
          <table:table-cell office:value-type="string">
            <text:p>-4.940625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70937500e+01,</text:p>
          </table:table-cell>
          <table:table-cell office:value-type="string">
            <text:p>-4.69062500e+01,</text:p>
          </table:table-cell>
          <table:table-cell office:value-type="string">
            <text:p>-4.671875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63437500e+01,</text:p>
          </table:table-cell>
          <table:table-cell office:value-type="string">
            <text:p>-4.58125000e+01,</text:p>
          </table:table-cell>
          <table:table-cell office:value-type="string">
            <text:p>-4.503125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22187500e+01,</text:p>
          </table:table-cell>
          <table:table-cell office:value-type="string">
            <text:p>-4.17500000e+01,</text:p>
          </table:table-cell>
          <table:table-cell office:value-type="string">
            <text:p>-4.1312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4.05937500e+01,</text:p>
          </table:table-cell>
          <table:table-cell office:value-type="string">
            <text:p>-3.99687500e+01,</text:p>
          </table:table-cell>
          <table:table-cell office:value-type="string">
            <text:p>-3.8937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-3.66562500e+01,</text:p>
          </table:table-cell>
          <table:table-cell office:value-type="string">
            <text:p>-3.6687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66250000e+01,</text:p>
          </table:table-cell>
          <table:table-cell office:value-type="string">
            <text:p>-3.63437500e+01,</text:p>
          </table:table-cell>
          <table:table-cell office:value-type="string">
            <text:p>-3.4812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33750000e+01,</text:p>
          </table:table-cell>
          <table:table-cell office:value-type="string">
            <text:p>-3.31250000e+01,</text:p>
          </table:table-cell>
          <table:table-cell office:value-type="string">
            <text:p>-3.28750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25000000e+01,</text:p>
          </table:table-cell>
          <table:table-cell office:value-type="string">
            <text:p>-3.19843750e+01,</text:p>
          </table:table-cell>
          <table:table-cell office:value-type="string">
            <text:p>-3.0812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06875000e+01,</text:p>
          </table:table-cell>
          <table:table-cell office:value-type="string">
            <text:p>-3.08593750e+01,</text:p>
          </table:table-cell>
          <table:table-cell office:value-type="string">
            <text:p>-3.0890625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3.10468750e+01,</text:p>
          </table:table-cell>
          <table:table-cell office:value-type="string">
            <text:p>-3.09062500e+01,</text:p>
          </table:table-cell>
          <table:table-cell office:value-type="string">
            <text:p>-2.9687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96875000e+01,</text:p>
          </table:table-cell>
          <table:table-cell office:value-type="string">
            <text:p>-2.97968750e+01,</text:p>
          </table:table-cell>
          <table:table-cell office:value-type="string">
            <text:p>-2.9640625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95156250e+01,</text:p>
          </table:table-cell>
          <table:table-cell office:value-type="string">
            <text:p>-2.91875000e+01,</text:p>
          </table:table-cell>
          <table:table-cell office:value-type="string">
            <text:p>-2.81250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83437500e+01,</text:p>
          </table:table-cell>
          <table:table-cell office:value-type="string">
            <text:p>-2.86093750e+01,</text:p>
          </table:table-cell>
          <table:table-cell office:value-type="string">
            <text:p>-2.884375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88750000e+01,</text:p>
          </table:table-cell>
          <table:table-cell office:value-type="string">
            <text:p>-2.85000000e+01,</text:p>
          </table:table-cell>
          <table:table-cell office:value-type="string">
            <text:p>-2.778125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78906250e+01,</text:p>
          </table:table-cell>
          <table:table-cell office:value-type="string">
            <text:p>-2.80468750e+01,</text:p>
          </table:table-cell>
          <table:table-cell office:value-type="string">
            <text:p>-2.7937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80000000e+01,</text:p>
          </table:table-cell>
          <table:table-cell office:value-type="string">
            <text:p>-2.76875000e+01,</text:p>
          </table:table-cell>
          <table:table-cell office:value-type="string">
            <text:p>-2.6703125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70000000e+01,</text:p>
          </table:table-cell>
          <table:table-cell office:value-type="string">
            <text:p>-2.73281250e+01,</text:p>
          </table:table-cell>
          <table:table-cell office:value-type="string">
            <text:p>-2.76250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77968750e+01,</text:p>
          </table:table-cell>
          <table:table-cell office:value-type="string">
            <text:p>-2.79062500e+01,</text:p>
          </table:table-cell>
          <table:table-cell office:value-type="string">
            <text:p>-2.68750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69218750e+01,</text:p>
          </table:table-cell>
          <table:table-cell office:value-type="string">
            <text:p>-2.71562500e+01,</text:p>
          </table:table-cell>
          <table:table-cell office:value-type="string">
            <text:p>-2.7234375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74531250e+01,</text:p>
          </table:table-cell>
          <table:table-cell office:value-type="string">
            <text:p>-2.75312500e+01,</text:p>
          </table:table-cell>
          <table:table-cell office:value-type="string">
            <text:p>-2.7046875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65156250e+01,</text:p>
          </table:table-cell>
          <table:table-cell office:value-type="string">
            <text:p>-2.69375000e+01,</text:p>
          </table:table-cell>
          <table:table-cell office:value-type="string">
            <text:p>-2.7437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77343750e+01,</text:p>
          </table:table-cell>
          <table:table-cell office:value-type="string">
            <text:p>-2.80000000e+01,</text:p>
          </table:table-cell>
          <table:table-cell office:value-type="string">
            <text:p>-2.8062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70312500e+01,</text:p>
          </table:table-cell>
          <table:table-cell office:value-type="string">
            <text:p>-2.72187500e+01,</text:p>
          </table:table-cell>
          <table:table-cell office:value-type="string">
            <text:p>-2.7453125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76406250e+01,</text:p>
          </table:table-cell>
          <table:table-cell office:value-type="string">
            <text:p>-2.77812500e+01,</text:p>
          </table:table-cell>
          <table:table-cell office:value-type="string">
            <text:p>-2.806250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72812500e+01,</text:p>
          </table:table-cell>
          <table:table-cell office:value-type="string">
            <text:p>-2.73125000e+01,</text:p>
          </table:table-cell>
          <table:table-cell office:value-type="string">
            <text:p>-2.7718750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81562500e+01,</text:p>
          </table:table-cell>
          <table:table-cell office:value-type="string">
            <text:p>-2.85156250e+01,</text:p>
          </table:table-cell>
          <table:table-cell office:value-type="string">
            <text:p>-2.8734375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81093750e+01,</text:p>
          </table:table-cell>
          <table:table-cell office:value-type="string">
            <text:p>-2.78906250e+01,</text:p>
          </table:table-cell>
          <table:table-cell office:value-type="string">
            <text:p>-2.8265625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2.84843750e+01,</text:p>
          </table:table-cell>
          <table:table-cell office:value-type="string">
            <text:p>-2.85937500e+01,</text:p>
          </table:table-cell>
          <table:table-cell office:value-type="string">
            <text:p>-2.87343750e+01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an]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6/23/2016</text:date>, <text:time>17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3:16:53</meta:creation-date>
    <meta:editing-duration>P6DT3H47M3S</meta:editing-duration>
    <meta:editing-cycles>2</meta:editing-cycles>
    <meta:generator>OpenOffice/4.1.1$Unix OpenOffice.org_project/411m6$Build-9775</meta:generator>
    <meta:initial-creator>A H</meta:initial-creator>
    <dc:date>2016-06-23T17:19:32</dc:date>
    <dc:creator>A H</dc:creator>
    <meta:document-statistic meta:table-count="3" meta:cell-count="1077" meta:object-count="0"/>
  </office:meta>
</office:document-meta>
</file>